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60000025DD23D0C923DE70044.png" manifest:media-type="image/png"/>
  <manifest:file-entry manifest:full-path="Pictures/100000000000038300000233785E4C4C67C109BD.png" manifest:media-type="image/png"/>
  <manifest:file-entry manifest:full-path="Pictures/10000000000003320000022F8E0066F36A873D8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KR" svg:font-family="'Noto Sans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이미지1" text:anchor-type="paragraph" svg:width="17cm" svg:height="12.273cm" draw:z-index="0"><draw:image xlink:href="Pictures/10000000000003460000025DD23D0C923DE70044.png" xlink:type="simple" xlink:show="embed" xlink:actuate="onLoad" loext:mime-type="image/png"/></draw:frame></text:p>
      <text:p text:style-name="P1"><draw:frame draw:style-name="fr1" draw:name="이미지2" text:anchor-type="paragraph" svg:width="17cm" svg:height="11.617cm" draw:z-index="1"><draw:image xlink:href="Pictures/10000000000003320000022F8E0066F36A873D8F.png" xlink:type="simple" xlink:show="embed" xlink:actuate="onLoad" loext:mime-type="image/png"/></draw:frame></text:p>
      <text:p text:style-name="P1"><draw:frame draw:style-name="fr1" draw:name="이미지3" text:anchor-type="paragraph" svg:width="17cm" svg:height="10.645cm" draw:z-index="2"><draw:image xlink:href="Pictures/100000000000038300000233785E4C4C67C109B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KR" svg:font-family="'Noto Sans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KR" fo:font-size="12pt" fo:language="en" fo:country="US" style:letter-kerning="true" style:font-name-asian="Noto Sans CJK K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Noto Sans CJK KR" fo:font-size="12pt" fo:language="en" fo:country="US" style:letter-kerning="true" style:font-name-asian="Noto Sans CJK K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1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31T14:37:33.817695637</meta:creation-date>
    <dc:date>2022-05-31T14:38:44.274756216</dc:date>
    <meta:editing-duration>PT1M11S</meta:editing-duration>
    <meta:editing-cycles>1</meta:editing-cycles>
    <meta:document-statistic meta:table-count="0" meta:image-count="3" meta:object-count="0" meta:page-count="3" meta:paragraph-count="0" meta:word-count="0" meta:character-count="0" meta:non-whitespace-character-count="0"/>
    <meta:generator>LibreOffice/6.0.7.3$Linux_X86_64 LibreOffice_project/00m0$Build-3</meta:generator>
  </office:meta>
</office:document-meta>
</file>